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Courier New" svg:font-family="'Courier New'" style:font-family-generic="modern"/>
    <style:font-face style:name="DejaVu Sans" svg:font-family="'DejaVu Sans'" style:font-family-generic="swiss"/>
    <style:font-face style:name="Waree" svg:font-family="Waree" style:font-family-generic="swiss"/>
    <style:font-face style:name="Courier New1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641cm" fo:margin-left="0.064cm" table:align="left" style:writing-mode="lr-tb"/>
    </style:style>
    <style:style style:name="Tableau1.A" style:family="table-column">
      <style:table-column-properties style:column-width="2.672cm"/>
    </style:style>
    <style:style style:name="Tableau1.B" style:family="table-column">
      <style:table-column-properties style:column-width="2.805cm"/>
    </style:style>
    <style:style style:name="Tableau1.C" style:family="table-column">
      <style:table-column-properties style:column-width="2.778cm"/>
    </style:style>
    <style:style style:name="Tableau1.F" style:family="table-column">
      <style:table-column-properties style:column-width="2.803cm"/>
    </style:style>
    <style:style style:name="Tableau1.1" style:family="table-row">
      <style:table-row-properties style:min-row-height="0.556cm" style:keep-together="true" fo:keep-together="auto"/>
    </style:style>
    <style:style style:name="Tableau1.A1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.F1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leau1.2" style:family="table-row">
      <style:table-row-properties style:min-row-height="1.138cm" style:keep-together="true" fo:keep-together="auto"/>
    </style:style>
    <style:style style:name="Tableau1.A2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.F2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au2" style:family="table">
      <style:table-properties style:width="16.164cm" fo:margin-left="0.037cm" table:align="left" style:writing-mode="lr-tb"/>
    </style:style>
    <style:style style:name="Tableau2.A" style:family="table-column">
      <style:table-column-properties style:column-width="6.165cm"/>
    </style:style>
    <style:style style:name="Tableau2.B" style:family="table-column">
      <style:table-column-properties style:column-width="1.746cm"/>
    </style:style>
    <style:style style:name="Tableau2.C" style:family="table-column">
      <style:table-column-properties style:column-width="1.931cm"/>
    </style:style>
    <style:style style:name="Tableau2.D" style:family="table-column">
      <style:table-column-properties style:column-width="6.322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.5" style:family="table-row">
      <style:table-row-properties style:min-row-height="0.884cm" style:keep-together="true" fo:keep-together="auto"/>
    </style:style>
    <style:style style:name="Tableau3" style:family="table">
      <style:table-properties style:width="16.164cm" fo:margin-left="0.037cm" table:align="left" style:writing-mode="lr-tb"/>
    </style:style>
    <style:style style:name="Tableau3.A" style:family="table-column">
      <style:table-column-properties style:column-width="6.165cm"/>
    </style:style>
    <style:style style:name="Tableau3.B" style:family="table-column">
      <style:table-column-properties style:column-width="1.931cm"/>
    </style:style>
    <style:style style:name="Tableau3.C" style:family="table-column">
      <style:table-column-properties style:column-width="1.905cm"/>
    </style:style>
    <style:style style:name="Tableau3.D" style:family="table-column">
      <style:table-column-properties style:column-width="6.163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.2" style:family="table-row">
      <style:table-row-properties style:min-row-height="1.476cm" style:keep-together="true" fo:keep-together="auto"/>
    </style:style>
    <style:style style:name="Tableau3.8" style:family="table-row">
      <style:table-row-properties style:min-row-height="0.806cm" style:keep-together="true" fo:keep-together="auto"/>
    </style:style>
    <style:style style:name="Tableau3.10" style:family="table-row">
      <style:table-row-properties style:min-row-height="0.889cm" style:keep-together="true" fo:keep-together="auto"/>
    </style:style>
    <style:style style:name="Tableau3.11" style:family="table-row">
      <style:table-row-properties style:min-row-height="0.873cm" style:keep-together="true" fo:keep-together="auto"/>
    </style:style>
    <style:style style:name="Tableau3.12" style:family="table-row">
      <style:table-row-properties style:min-row-height="0.926cm" style:keep-together="true" fo:keep-together="auto"/>
    </style:style>
    <style:style style:name="P1" style:family="paragraph" style:parent-style-name="Standard">
      <style:text-properties fo:font-size="11pt" fo:language="fr" fo:country="BE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16.002cm" style:leader-style="dotted" style:leader-text="."/>
        </style:tab-stops>
      </style:paragraph-properties>
      <style:text-properties fo:font-size="11pt" fo:language="fr" fo:country="BE" style:font-size-asian="11pt" style:font-size-complex="11pt"/>
    </style:style>
    <style:style style:name="P3" style:family="paragraph" style:parent-style-name="Standard">
      <style:paragraph-properties style:snap-to-layout-grid="false"/>
      <style:text-properties fo:font-size="11pt" fo:language="fr" fo:country="BE" style:font-size-asian="11pt" style:font-size-complex="11pt"/>
    </style:style>
    <style:style style:name="P4" style:family="paragraph" style:parent-style-name="Standard">
      <style:text-properties fo:font-size="11pt" fo:language="fr" fo:country="BE" fo:font-weight="bold" style:font-size-asian="11pt" style:font-weight-asian="bold" style:font-size-complex="11pt"/>
    </style:style>
    <style:style style:name="P5" style:family="paragraph" style:parent-style-name="Standard">
      <style:paragraph-properties style:snap-to-layout-grid="false"/>
      <style:text-properties fo:font-size="11pt" fo:language="fr" fo:country="BE" fo:font-weight="bold" style:font-size-asian="11pt" style:font-weight-asian="bold" style:font-size-complex="11pt"/>
    </style:style>
    <style:style style:name="P6" style:family="paragraph" style:parent-style-name="Standard">
      <style:text-properties fo:language="fr" fo:country="BE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margin-left="0.635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fo:language="fr" fo:country="BE" style:font-size-asian="12pt" style:font-size-complex="12pt"/>
    </style:style>
    <style:style style:name="P10" style:family="paragraph" style:parent-style-name="Urban_20_Body_20_">
      <style:text-properties fo:font-size="11pt" style:font-size-asian="11pt" style:font-size-complex="11pt"/>
    </style:style>
    <style:style style:name="P11" style:family="paragraph" style:parent-style-name="Urban_20_Body_20_">
      <style:text-properties fo:font-size="12pt" style:font-size-asian="12pt" style:font-size-complex="12pt"/>
    </style:style>
    <style:style style:name="P12" style:family="paragraph" style:parent-style-name="Urban_20_Body_20_">
      <style:text-properties fo:font-size="12pt" fo:font-style="italic" style:font-size-asian="12pt" style:font-style-asian="italic" style:font-size-complex="12pt" style:font-style-complex="italic"/>
    </style:style>
    <style:style style:name="P13" style:family="paragraph" style:parent-style-name="Urban_20_Title_20_2">
      <style:text-properties fo:font-size="12pt" style:font-size-asian="12pt" style:font-size-complex="12pt"/>
    </style:style>
    <style:style style:name="P14" style:family="paragraph" style:parent-style-name="Urban_20_Title_20_2">
      <style:text-properties fo:font-size="11pt" style:font-size-asian="11pt" style:font-size-complex="11pt"/>
    </style:style>
    <style:style style:name="P15" style:family="paragraph" style:parent-style-name="Urban_20_Body_20_">
      <style:text-properties fo:font-size="12pt" fo:language="fr" fo:country="BE" style:font-size-asian="12pt" style:font-size-complex="12pt"/>
    </style:style>
    <style:style style:name="P16" style:family="paragraph" style:parent-style-name="Urban_20_Body_20_">
      <style:text-properties fo:font-size="12pt" style:font-size-asian="12pt" style:font-size-complex="12pt"/>
    </style:style>
    <style:style style:name="P17" style:family="paragraph" style:parent-style-name="Standard" style:list-style-name="WW8Num9">
      <style:text-properties style:font-name="Times New Roman1" fo:font-size="12pt" style:font-size-asian="12pt" style:font-size-complex="12pt"/>
    </style:style>
    <style:style style:name="P18" style:family="paragraph" style:parent-style-name="Standard" style:list-style-name="WW8Num9">
      <style:text-properties style:font-name="Times New Roman1" fo:font-size="12pt" fo:language="fr" fo:country="BE" style:font-size-asian="12pt" style:font-size-complex="12pt"/>
    </style:style>
    <style:style style:name="P19" style:family="paragraph" style:parent-style-name="Standard">
      <style:text-properties fo:font-size="11pt" fo:language="fr" fo:country="BE" fo:font-style="normal" style:font-size-asian="11pt" style:font-style-asian="normal" style:font-size-complex="11pt" style:font-style-complex="normal"/>
    </style:style>
    <style:style style:name="P20" style:family="paragraph" style:parent-style-name="Standard">
      <style:text-properties fo:font-size="11pt" fo:language="fr" fo:country="BE" fo:font-weight="bold" style:font-size-asian="11pt" style:font-weight-asian="bold" style:font-size-complex="11pt"/>
    </style:style>
    <style:style style:name="P21" style:family="paragraph" style:parent-style-name="Standard">
      <style:text-properties fo:font-size="11pt" fo:language="fr" fo:country="BE" style:font-size-asian="11pt" style:font-size-complex="11pt"/>
    </style:style>
    <style:style style:name="P22" style:family="paragraph" style:parent-style-name="Standard">
      <style:paragraph-properties fo:margin-left="0.635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fo:language="fr" fo:country="BE" style:font-size-asian="12pt" style:font-size-complex="12pt"/>
    </style:style>
    <style:style style:name="P23" style:family="paragraph" style:parent-style-name="Urban_20_Title_20_2">
      <style:text-properties fo:font-size="11pt" fo:language="fr" fo:country="BE" fo:font-weight="bold" style:font-size-asian="11pt" style:font-weight-asian="bold" style:font-size-complex="11pt"/>
    </style:style>
    <style:style style:name="P24" style:family="paragraph" style:parent-style-name="Urban_20_Title_20_2">
      <style:text-properties fo:font-size="12pt" fo:language="fr" fo:country="BE" fo:font-style="normal" style:font-size-asian="12pt" style:font-style-asian="normal" style:font-size-complex="12pt" style:font-style-complex="normal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fo:language="fr" fo:country="BE" style:font-size-asian="11pt" style:font-size-complex="11pt"/>
    </style:style>
    <style:style style:name="T5" style:family="text">
      <style:text-properties fo:language="fr" fo:country="BE"/>
    </style:style>
    <style:style style:name="T6" style:family="text">
      <style:text-properties fo:language="fr" fo:country="BE" fo:font-weight="bold" style:font-weight-asian="bold"/>
    </style:style>
    <style:style style:name="T7" style:family="text">
      <style:text-properties fo:text-transform="uppercase" fo:language="fr" fo:country="BE" fo:font-weight="bold" style:font-weight-asian="bold"/>
    </style:style>
    <style:style style:name="T8" style:family="text">
      <style:text-properties fo:text-transform="uppercase" fo:font-size="11pt" fo:language="fr" fo:country="BE" style:font-size-asian="11pt" style:font-size-complex="11pt"/>
    </style:style>
    <style:style style:name="T9" style:family="text">
      <style:text-properties style:font-name="Arial" fo:font-size="10pt" style:font-size-asian="10pt" style:font-name-complex="Arial" style:font-size-complex="10pt"/>
    </style:style>
    <style:style style:name="T10" style:family="text">
      <style:text-properties style:text-position="sub 58%" style:font-name="Arial" fo:font-size="10pt" style:font-size-asian="10pt" style:font-name-complex="Arial" style:font-size-complex="10pt"/>
    </style:style>
    <style:style style:name="T11" style:family="text">
      <style:text-properties style:text-position="sub 58%" fo:language="fr" fo:country="BE"/>
    </style:style>
    <style:style style:name="T12" style:family="text">
      <style:text-properties fo:font-size="12pt" fo:language="fr" fo:country="BE" style:font-size-asian="12pt" style:font-size-complex="12pt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_20_Body_20_"><draw:frame draw:style-name="fr1" draw:name="Frame1" text:anchor-type="paragraph" svg:x="-0.011cm" svg:y="-0.011cm" svg:width="7.13cm" svg:height="5.23cm" draw:z-index="0"><draw:text-box><text:p text:style-name="Urban_20_Body_20_"><office:annotation><dc:creator>sde </dc:creator><dc:date>2011-07-26T10:00:42</dc:date><text:p text:style-name="P26"><text:span text:style-name="T17">do text</text:span></text:p><text:p text:style-name="P26"><text:span text:style-name="T17">from document(at=header, format='odt')</text:span></text:p></office:annotation>Import depuis header.odt</text:p></draw:text-box></draw:frame></text:p>
      <text:p text:style-name="Urban_20_Body_20_"/>
      <text:p text:style-name="Urban_20_Body_20_"/>
      <text:p text:style-name="Urban_20_Body_20_"/>
      <text:p text:style-name="Urban_20_Body_20_"><draw:frame draw:style-name="fr1" draw:name="Cadre1" text:anchor-type="paragraph" svg:x="7.796cm" svg:y="0.051cm" svg:width="9.04cm" svg:height="3.097cm" draw:z-index="1"><draw:text-box><text:p text:style-name="Urban_20_Body_20_"><text:span text:style-name="T1"><office:annotation><dc:creator>sde </dc:creator><dc:date>2011-07-27T10:01:44</dc:date><text:p text:style-name="P25"><text:span text:style-name="T15">do text if not len(self.getApplicants()) &gt; 1</text:span></text:p><text:p text:style-name="P25"><text:span text:style-name="T16">from xhtml(applicantobj.getSignaletic(withaddress=True,linebyline=True))</text:span></text:p></office:annotation></text:span><text:span text:style-name="T1">Titre Nom Prénom<text:line-break/>Adresse ligne1<text:line-break/>Adresse ligne2</text:span></text:p><text:p text:style-name="Frame_20_contents"/><text:p text:style-name="Urban_20_Body_20_"><text:span text:style-name="T1"><office:annotation><dc:creator>sde </dc:creator><dc:date>2011-07-27T10:01:59</dc:date><text:p text:style-name="P25"><text:span text:style-name="T15">do text if len(self.getApplicants()) &gt; 1</text:span></text:p></office:annotation></text:span><text:span text:style-name="T1">&lt;%Titre%&gt; &lt;%Nom%&gt; &lt;%Prenom%&gt;<text:line-break/>&lt;%AdresseLigne1%&gt;<text:line-break/>&lt;%AdresseLigne2%&gt;</text:span></text:p><text:h text:style-name="Heading_20_2" text:outline-level="2">RECOMMANDE</text:h></draw:text-box></draw:frame></text:p>
      <text:p text:style-name="Urban_20_Body_20_"/>
      <text:p text:style-name="Urban_20_Body_20_"/>
      <text:p text:style-name="Urban_20_Body_20_"/>
      <text:p text:style-name="Urban_20_Body_20_"/>
      <text:p text:style-name="Urban_20_Body_20_"/>
      <text:h text:style-name="Urban_20_Title" text:outline-level="1"/>
      <text:h text:style-name="Urban_20_Title" text:outline-level="1"/>
      <text:h text:style-name="Urban_20_Title" text:outline-level="1">Rapport final PEB</text:h>
      <text:h text:style-name="Urban_20_Title" text:outline-level="1"/>
      <text:h text:style-name="Urban_20_Title_20_2" text:outline-level="2"><text:span text:style-name="T2"><office:annotation><dc:creator>sde </dc:creator><dc:date>2011-07-27T10:02:17</dc:date><text:p text:style-name="P25"><text:span text:style-name="T15">do title</text:span></text:p><text:p text:style-name="P25"><text:span text:style-name="T16">from document(at=reference, format='odt')</text:span></text:p></office:annotation></text:span>Import depuis reference.odt</text:h>
      <text:p text:style-name="Urban_20_Body_20_"/>
      <text:h text:style-name="Urban_20_Title_20_2" text:outline-level="2"><office:annotation><dc:creator>Gauthier Bastien</dc:creator><dc:date>2011-02-16T16:12:24</dc:date><text:p text:style-name="P25"><text:span text:style-name="T14">do title if len(self.getApplicants()) &gt; 1</text:span></text:p></office:annotation><text:span text:style-name="T3">Demandeurs :</text:span> <text:text-input text:description="Demandeurs">self.getApplicantsSignaletic()</text:text-input></text:h>
      <text:h text:style-name="Urban_20_Title_20_2" text:outline-level="2"><office:annotation><dc:creator>Gauthier Bastien</dc:creator><dc:date>2011-02-16T16:13:21</dc:date><text:p text:style-name="P25"><text:span text:style-name="T13">do title if not len(self.getApplicants()) &gt; 1</text:span></text:p></office:annotation><text:span text:style-name="T3">Demandeur :</text:span> <text:text-input text:description="Demandeurs">self.getApplicantsSignaletic()</text:text-input></text:h>
      <text:h text:style-name="Urban_20_Title_20_2" text:outline-level="2"><text:span text:style-name="T3">Objet :</text:span> <text:text-input text:description="Objet des travaux">self.getLicenceSubject()</text:text-input></text:h>
      <text:h text:style-name="Urban_20_Title_20_2" text:outline-level="2"><text:span text:style-name="T3">Situation : </text:span><text:text-input text:description="Situation des travaux">self.getWorkLocationSignaletic()</text:text-input></text:h>
      <text:h text:style-name="Urban_20_Title_20_2" text:outline-level="2"><text:span text:style-name="T3">Référence cadastrale :</text:span> <text:text-input text:description="Bien-Parcelles">self.getPortionOutsText()</text:text-input></text:h>
      <text:p text:style-name="Urban_20_Body_20_"/>
      <text:p text:style-name="Urban_20_Body_20_"/>
      <text:p text:style-name="P11"><text:span text:style-name="T5">Dans le cadre de </text:span><text:span text:style-name="T5">la demande de permis d’urbanisme, le dossier a fait l’objet d’une observation du respect des arrêtés du 17/04/2008 relatifs à la performance énergétique et au climat intérieur des bâtiments. <text:s/></text:span></text:p>
      <text:p text:style-name="P11"/>
      <text:p text:style-name="P12">Les observations formulées dans le présent document n’impliquent pas approbation du dossier et ne préjugent pas du respect des normes en vigueur.</text:p>
      <text:p text:style-name="P6"/>
      <text:p text:style-name="P1"/>
      <text:h text:style-name="Urban_20_Title_20_2" text:outline-level="2">ENGAGEMENT PEB</text:h>
      <text:p text:style-name="P11"><text:span text:style-name="T5">Vérification du nombre d’unité PEB et des </text:span><text:span text:style-name="T5">exigences à respecter.</text:span></text:p>
      <text:p text:style-name="P11"><text:span text:style-name="T5">Version papier</text:span><text:span text:style-name="T5"> <text:tab/>Vérification et acceptation le ……………… 20…</text:span></text:p>
      <text:p text:style-name="P11"><text:span text:style-name="T5">Base de données PEB</text:span><text:span text:style-name="T5"><text:tab/>Vérification et acceptation le ……………… 20…</text:span></text:p>
      <text:p text:style-name="P11"/>
      <text:p text:style-name="Urban_20_Body_20_"><text:span text:style-name="T12">Remarque :.....................................................................................................................................</text:span><text:span text:style-name="T4"><text:tab/></text:span></text:p>
      <text:p text:style-name="P2"><text:tab/></text:p>
      <text:p text:style-name="P1"/>
      <text:p text:style-name="P1"/>
      <text:p text:style-name="Urban_20_Body_20_"><text:span text:style-name="T7">Déclaration initiale</text:span><text:span text:style-name="T8"> </text:span><text:span text:style-name="T12">(15 jours avant le début des travaux)</text:span>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B"/>
        <table:table-column table:style-name="Tableau1.F"/>
        <table:table-row table:style-name="Tableau1.1">
          <table:table-cell table:style-name="Tableau1.A1" office:value-type="string">
            <text:p text:style-name="P7"><text:span text:style-name="T9">U</text:span><text:span text:style-name="T10">max</text:span><text:span text:style-name="T9">-R</text:span><text:span text:style-name="T10">min</text:span></text:p>
          </table:table-cell>
          <table:table-cell table:style-name="Tableau1.A1" office:value-type="string">
            <text:p text:style-name="P8">Niv K</text:p>
          </table:table-cell>
          <table:table-cell table:style-name="Tableau1.A1" office:value-type="string">
            <text:p text:style-name="P8">Niv Ew</text:p>
          </table:table-cell>
          <table:table-cell table:style-name="Tableau1.A1" office:value-type="string">
            <text:p text:style-name="P7"><text:span text:style-name="T9">E</text:span><text:span text:style-name="T10">spec</text:span></text:p>
          </table:table-cell>
          <table:table-cell table:style-name="Tableau1.A1" office:value-type="string">
            <text:p text:style-name="P8">Ventil.</text:p>
          </table:table-cell>
          <table:table-cell table:style-name="Tableau1.F1" office:value-type="string">
            <text:p text:style-name="P8">Surch.</text:p>
          </table:table-cell>
        </table:table-row>
        <table:table-row table:style-name="Tableau1.2">
          <table:table-cell table:style-name="Tableau1.A2" office:value-type="string">
            <text:p text:style-name="P8"> </text:p>
          </table:table-cell>
          <table:table-cell table:style-name="Tableau1.A2" office:value-type="string">
            <text:p text:style-name="P8"> </text:p>
          </table:table-cell>
          <table:table-cell table:style-name="Tableau1.A2" office:value-type="string">
            <text:p text:style-name="P8"> </text:p>
          </table:table-cell>
          <table:table-cell table:style-name="Tableau1.A2" office:value-type="string">
            <text:p text:style-name="P8"> </text:p>
          </table:table-cell>
          <table:table-cell table:style-name="Tableau1.A2" office:value-type="string">
            <text:p text:style-name="P8"> </text:p>
          </table:table-cell>
          <table:table-cell table:style-name="Tableau1.F2" office:value-type="string">
            <text:p text:style-name="P8"> 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1"><text:soft-page-break/><text:span text:style-name="T5">Valeur non justifiée : </text:span><text:span text:style-name="T5">.............................................................................................................................</text:span></text:p>
      <text:p text:style-name="P11">...............................................................................................................................................................</text:p>
      <text:p text:style-name="P11"/>
      <text:p text:style-name="P15">Remarque : ............................................................................................................................................<text:line-break/>...............................................................................................................................................................</text:p>
      <text:p text:style-name="P15"/>
      <text:p text:style-name="P15">Version papier <text:tab/>Vérification et acceptation le ……………… 20…</text:p>
      <text:p text:style-name="P11"><text:span text:style-name="T5">Base de données PEB<text:tab/></text:span><text:span text:style-name="T5">Vérification et acceptation le ……………… 20…</text:span></text:p>
      <text:p text:style-name="P1"/>
      <text:p text:style-name="P1"/>
      <text:p text:style-name="Urban_20_Body_20_"><text:span text:style-name="T7">Déclaration finale</text:span><text:span text:style-name="T8"> </text:span><text:span text:style-name="T12">(6 mois après la réception)</text:span></text:p>
      <text:p text:style-name="P1"/>
      <text:p text:style-name="P11"><text:span text:style-name="T5">Version papier</text:span><text:span text:style-name="T5"> <text:tab/>Vérification et acceptation le ……………… 20…</text:span></text:p>
      <text:p text:style-name="P11"><text:span text:style-name="T5">Base de données PEB</text:span><text:span text:style-name="T5"><text:tab/>Vérification et acceptation le ……………… 20…</text:span></text:p>
      <text:p text:style-name="P1"/>
      <text:p text:style-name="Urban_20_Body_20_">D’après les informations fournies : </text:p>
      <text:p text:style-name="Urban_20_Body_20_"/>
      <text:list xml:id="list1316118075" text:style-name="WW8Num9">
        <text:list-item>
          <text:p text:style-name="P17"><text:span text:style-name="T5">Le projet semble rencontrer les exigences thermiques et de ventilation</text:span></text:p>
          <text:p text:style-name="P17"><text:span text:style-name="T5"/></text:p>
        </text:list-item>
        <text:list-item>
          <text:p text:style-name="P18">Les informations fournies sont insuffisantes et ne permettent pas de rendre un avis sur le projet. Nous vous invitons à compléter votre dossier avec les informations suivantes :</text:p>
        </text:list-item>
      </text:list>
      <text:p text:style-name="P9"><text:tab/></text:p>
      <text:p text:style-name="P9"><text:tab/></text:p>
      <text:p text:style-name="P9"><text:tab/></text:p>
      <text:p text:style-name="P9"/>
      <text:list xml:id="list693734525" text:continue-numbering="true" text:style-name="WW8Num9">
        <text:list-item>
          <text:p text:style-name="P17"><text:span text:style-name="T5">Le projet ne semble pas respecter les exigences PEB</text:span><text:span text:style-name="T5">. <text:s/>Les <text:s/>points suivants seront à corriger :</text:span></text:p>
        </text:list-item>
      </text:list>
      <text:p text:style-name="P9"><text:tab/></text:p>
      <text:p text:style-name="P9"><text:tab/></text:p>
      <text:p text:style-name="P9"><text:tab/></text:p>
      <text:p text:style-name="P1"/>
      <text:p text:style-name="P1"/>
      <text:h text:style-name="P13" text:outline-level="2"><text:span text:style-name="T6">S</text:span><text:span text:style-name="T6">ur les vues en plan et en coupe :</text:span></text:h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3"/>
          </table:table-cell>
          <table:table-cell table:style-name="Tableau2.A1" office:value-type="string">
            <text:h text:style-name="P14" text:outline-level="2">Semble correct</text:h>
          </table:table-cell>
          <table:table-cell table:style-name="Tableau2.A1" office:value-type="string">
            <text:h text:style-name="P14" text:outline-level="2">Semble incorrect</text:h>
          </table:table-cell>
          <table:table-cell table:style-name="Tableau2.D1" office:value-type="string">
            <text:h text:style-name="P23" text:outline-level="2">Problème(s) et/ou erreur(s) détecté(s)</text:h>
          </table:table-cell>
        </table:table-row>
        <table:table-row table:style-name="Tableau2.1">
          <table:table-cell table:style-name="Tableau2.A1" office:value-type="string">
            <text:p text:style-name="P10">Système de ventilation</text:p>
            <text:p text:style-name="P10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D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10">Isolation de la dalle de sol du volume chauffé </text:p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D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10">Isolation des parois verticales du volume chauffé </text:p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D1" office:value-type="string">
            <text:p text:style-name="P5"/>
          </table:table-cell>
        </table:table-row>
        <table:table-row table:style-name="Tableau2.5">
          <table:table-cell table:style-name="Tableau2.A1" office:value-type="string">
            <text:p text:style-name="P10"><text:span text:style-name="T5">Isolation des combles ou</text:span><text:span text:style-name="T5"> de la toiture</text:span></text:p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D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10">Résolution des ponts thermiques</text:p>
            <text:p text:style-name="P10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D1" office:value-type="string">
            <text:p text:style-name="P5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3" text:outline-level="2"><text:soft-page-break/><text:span text:style-name="T6">D</text:span><text:span text:style-name="T6">ans les formulaires :</text:span></text:h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"/>
          </table:table-cell>
          <table:table-cell table:style-name="Tableau3.A1" office:value-type="string">
            <text:h text:style-name="P14" text:outline-level="2">Semble correct</text:h>
          </table:table-cell>
          <table:table-cell table:style-name="Tableau3.A1" office:value-type="string">
            <text:h text:style-name="P14" text:outline-level="2">Semble incorrect</text:h>
          </table:table-cell>
          <table:table-cell table:style-name="Tableau3.D1" office:value-type="string">
            <text:h text:style-name="P23" text:outline-level="2">Problème(s) et/ou erreur(s) détecté(s)</text:h>
          </table:table-cell>
        </table:table-row>
        <table:table-row table:style-name="Tableau3.2">
          <table:table-cell table:style-name="Tableau3.A1" office:value-type="string">
            <text:p text:style-name="P10"><text:span text:style-name="T5">Respect des valeurs U</text:span><text:span text:style-name="T11">max</text:span><text:span text:style-name="T5"> et R</text:span><text:span text:style-name="T11">min </text:span><text:span text:style-name="T5">admissibles des différentes parois</text:span></text:p>
            <text:p text:style-name="P10"/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5"/>
          </table:table-cell>
          <table:table-cell table:style-name="Tableau3.D1" office:value-type="string">
            <text:p text:style-name="P3"/>
            <text:p text:style-name="P4"/>
          </table:table-cell>
        </table:table-row>
        <table:table-row table:style-name="Tableau3.1">
          <table:table-cell table:style-name="Tableau3.A1" office:value-type="string">
            <text:p text:style-name="P10">Calcul </text:p>
            <text:p text:style-name="P10">des superficies de déperdition</text:p>
            <text:p text:style-name="P10">du volume de déperdition</text:p>
            <text:p text:style-name="P10">Orientation des vitrages</text:p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5"/>
          </table:table-cell>
          <table:table-cell table:style-name="Tableau3.D1" office:value-type="string">
            <text:p text:style-name="P5"/>
          </table:table-cell>
        </table:table-row>
        <table:table-row table:style-name="Tableau3.1">
          <table:table-cell table:style-name="Tableau3.A1" office:value-type="string">
            <text:p text:style-name="P10">Calcul des ponts thermiques, le cas échéant</text:p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5"/>
          </table:table-cell>
          <table:table-cell table:style-name="Tableau3.D1" office:value-type="string">
            <text:p text:style-name="P5"/>
          </table:table-cell>
        </table:table-row>
        <table:table-row table:style-name="Tableau3.1">
          <table:table-cell table:style-name="Tableau3.A1" office:value-type="string">
            <text:p text:style-name="P10"><text:span text:style-name="T5">Niveau d’isolation thermique globale du bâtiment</text:span><text:span text:style-name="T5"> (niveau K)</text:span></text:p>
            <text:p text:style-name="P10"/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5"/>
          </table:table-cell>
          <table:table-cell table:style-name="Tableau3.D1" office:value-type="string">
            <text:p text:style-name="P5"/>
          </table:table-cell>
        </table:table-row>
        <table:table-row table:style-name="Tableau3.1">
          <table:table-cell table:style-name="Tableau3.A1" office:value-type="string">
            <text:p text:style-name="P10">Calcul des débits de ventilation et du taux de ventilation du bâtiment</text:p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5"/>
          </table:table-cell>
          <table:table-cell table:style-name="Tableau3.D1" office:value-type="string">
            <text:p text:style-name="P5"/>
          </table:table-cell>
        </table:table-row>
        <table:table-row table:style-name="Tableau3.1">
          <table:table-cell table:style-name="Tableau3.A1" office:value-type="string">
            <text:p text:style-name="P10">Système économiseur d’énergie :</text:p>
            <text:p text:style-name="P10">Ventilation double flux</text:p>
            <text:p text:style-name="P10">Panneaux solaires</text:p>
            <text:p text:style-name="P10">PAC</text:p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5"/>
          </table:table-cell>
          <table:table-cell table:style-name="Tableau3.D1" office:value-type="string">
            <text:p text:style-name="P5"/>
          </table:table-cell>
        </table:table-row>
        <table:table-row table:style-name="Tableau3.8">
          <table:table-cell table:style-name="Tableau3.A1" office:value-type="string">
            <text:p text:style-name="P10">Débit de fuite à 50 Pa</text:p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5"/>
          </table:table-cell>
          <table:table-cell table:style-name="Tableau3.D1" office:value-type="string">
            <text:p text:style-name="P5"/>
          </table:table-cell>
        </table:table-row>
        <table:table-row table:style-name="Tableau3.1">
          <table:table-cell table:style-name="Tableau3.A1" office:value-type="string">
            <text:p text:style-name="P10">Système de chauffage et de production d’ECS</text:p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5"/>
          </table:table-cell>
          <table:table-cell table:style-name="Tableau3.D1" office:value-type="string">
            <text:p text:style-name="P5"/>
          </table:table-cell>
        </table:table-row>
        <table:table-row table:style-name="Tableau3.10">
          <table:table-cell table:style-name="Tableau3.A1" office:value-type="string">
            <text:p text:style-name="P10"><text:span text:style-name="T5">Calcul </text:span><text:span text:style-name="T5">du niveau E</text:span><text:span text:style-name="T11">w</text:span></text:p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5"/>
          </table:table-cell>
          <table:table-cell table:style-name="Tableau3.D1" office:value-type="string">
            <text:p text:style-name="P5"/>
          </table:table-cell>
        </table:table-row>
        <table:table-row table:style-name="Tableau3.11">
          <table:table-cell table:style-name="Tableau3.A1" office:value-type="string">
            <text:p text:style-name="P10"><text:span text:style-name="T5">Calcul </text:span><text:span text:style-name="T5">de la conso E</text:span><text:span text:style-name="T11">spéc</text:span></text:p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5"/>
          </table:table-cell>
          <table:table-cell table:style-name="Tableau3.D1" office:value-type="string">
            <text:p text:style-name="P5"/>
          </table:table-cell>
        </table:table-row>
        <table:table-row table:style-name="Tableau3.12">
          <table:table-cell table:style-name="Tableau3.A1" office:value-type="string">
            <text:p text:style-name="P10"><text:span text:style-name="T5">Indicateur</text:span><text:span text:style-name="T5"> de surchauffe</text:span></text:p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5"/>
          </table:table-cell>
          <table:table-cell table:style-name="Tableau3.D1" office:value-type="string">
            <text:p text:style-name="P5"/>
          </table:table-cell>
        </table:table-row>
      </table:table>
      <text:p text:style-name="P19"/>
      <text:p text:style-name="P19"/>
      <text:h text:style-name="P24" text:outline-level="2">Pour des informations complémentaires, le conseiller en énergie peut être contacté par téléphone au numéro [NUMERO1] ou [NUMERO2]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Courier New" svg:font-family="'Courier New'" style:font-family-generic="modern"/>
    <style:font-face style:name="DejaVu Sans" svg:font-family="'DejaVu Sans'" style:font-family-generic="swiss"/>
    <style:font-face style:name="Waree" svg:font-family="Waree" style:font-family-generic="swiss"/>
    <style:font-face style:name="Courier New1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style:font-name-asian="Times New Roman1" style:font-name-complex="Times New Roman1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3z0" style:family="text">
      <style:text-properties style:font-name="Verdana" style:font-name-asian="Times New Roman1" style:font-name-complex="Times New Roman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Verdana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_20_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02T11:51:40</dc:date>
    <dc:creator>sde </dc:creator>
    <meta:editing-duration>PT7H31M14S</meta:editing-duration>
    <meta:editing-cycles>43</meta:editing-cycles>
    <meta:generator>LibreOffice/3.3$Unix LibreOffice_project/330m19$Build-202</meta:generator>
    <meta:document-statistic meta:table-count="3" meta:image-count="0" meta:object-count="0" meta:page-count="3" meta:paragraph-count="82" meta:word-count="421" meta:character-count="3551"/>
  </office:meta>
</office:document-meta>
</file>